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50a" officeooo:paragraph-rsid="000e450a"/>
    </style:style>
    <style:style style:name="P2" style:family="paragraph" style:parent-style-name="Standard" style:list-style-name="L1">
      <style:text-properties officeooo:rsid="000e450a" officeooo:paragraph-rsid="000e450a"/>
    </style:style>
    <style:style style:name="P3" style:family="paragraph" style:parent-style-name="Standard" style:list-style-name="L1">
      <style:text-properties fo:font-variant="normal" fo:text-transform="none" fo:color="#000000" style:font-name="Open Sans" fo:font-size="10.8000001907349pt" fo:letter-spacing="normal" fo:font-style="normal" fo:font-weight="normal" officeooo:rsid="000e450a" officeooo:paragraph-rsid="000e450a"/>
    </style:style>
    <style:style style:name="P4" style:family="paragraph" style:parent-style-name="Standard" style:list-style-name="L1">
      <style:text-properties fo:font-variant="normal" fo:text-transform="none" fo:color="#000000" style:font-name="Open Sans" fo:font-size="10.8000001907349pt" fo:letter-spacing="normal" fo:font-style="normal" fo:font-weight="normal" officeooo:rsid="000e450a" officeooo:paragraph-rsid="0011fe8c"/>
    </style:style>
    <style:style style:name="P5" style:family="paragraph" style:parent-style-name="Standard" style:list-style-name="L1">
      <style:text-properties fo:font-variant="normal" fo:text-transform="none" fo:color="#000000" style:font-name="Open Sans" fo:font-size="10.8000001907349pt" fo:letter-spacing="normal" fo:font-style="normal" fo:font-weight="normal" officeooo:rsid="000e450a" officeooo:paragraph-rsid="0013aa98"/>
    </style:style>
    <style:style style:name="T1" style:family="text">
      <style:text-properties officeooo:rsid="000eb0a6"/>
    </style:style>
    <style:style style:name="T2" style:family="text">
      <style:text-properties officeooo:rsid="0011fe8c"/>
    </style:style>
    <style:style style:name="T3" style:family="text">
      <style:text-properties officeooo:rsid="0013aa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OS ALIMENTOS <text:span text:style-name="T1">ECOLÓGICOS</text:span></text:p>
      <text:p text:style-name="P1"/>
      <text:list xml:id="list831640848" text:style-name="L1">
        <text:list-item>
          <text:p text:style-name="P2">Según datos de la Organización de las Naciones Unidas para la Alimentación y la Agricultura (FAO), cerca de 30 millones de hectáreas se utilizan a nivel mundial para la producción orgánica</text:p>
        </text:list-item>
        <text:list-item>
          <text:p text:style-name="P2">En la producción de alimentos orgánicos no se emplea plaguicidas ni fertilizantes de síntesis química</text:p>
        </text:list-item>
        <text:list-item>
          <text:p text:style-name="P2">Están libres de hormonas, antibióticos, residuos de metales pesados, sin uso de colorantes y saborizantes artificiales, así como de Organismos genéticamente Modificados</text:p>
        </text:list-item>
        <text:list-item>
          <text:p text:style-name="P3">Para que un producto se considere orgánico: Producir con prácticas y métodos para conservar el suelo y sus nutrientes.</text:p>
        </text:list-item>
        <text:list-item>
          <text:p text:style-name="P3">Para que un producto se considere orgánico: Uso racional de los recursos naturales</text:p>
          <text:p text:style-name="P3"/>
        </text:list-item>
        <text:list-item>
          <text:p text:style-name="P3">Calidad de Vida: Nosotros somos responsables de la sustentabilidad y sostenibilidad de los recursos. Es imprescindible pensar en las próximas generaciones. El consumo de alimentos orgánicos, proveen una dieta segura, libre de pesticidas y residuos de productos químicos sintéticos.</text:p>
        </text:list-item>
        <text:list-item>
          <text:p text:style-name="P3">Erosión de Suelos: Los datos e investigaciones científicas, determinan que la erosión que padecen los suelos tratados con fertilizantes químicos es 7 veces más veloz que la capacidad de reconstrucción natural de los mismos.</text:p>
        </text:list-item>
        <text:list-item>
          <text:p text:style-name="P3">Pensar en los más pequeño<text:span text:style-name="T2">s: </text:span>Un gran estrato de productores pequeños y locales está destinado a su desaparición por motivos del aumento de escala de otros establecimientos. La producción orgánica valoriza y hace sostenible la actividad de los agricultores independientes. </text:p>
        </text:list-item>
        <text:list-item>
          <text:p text:style-name="P3">Protección de nuestra salud: Los agricultores de productos orgánicos y trabajadores asociados a esta actividad evitan estar expuestos de forma directa e indirecta a los pesticidas, fertilizantes y herbicidas, disminuyendo los riesgos de contraer algún tipo de enfermedad o envenenamiento por productos químicos.</text:p>
        </text:list-item>
        <text:list-item>
          <text:p text:style-name="P3">Calidad del agua de riego: El uso indiscriminado de agroquímicos y fertilizantes vía riego genera contaminación de las capas subterráneas de agua que son la fuente primaria de agua potable para la población rural y urbana.</text:p>
        </text:list-item>
        <text:list-item>
          <text:p text:style-name="P3">Rotación de cultivos: La producción de un monocultivo deteriora la tierra como su dotación de nutrientes naturales, volviéndolas más susceptible a las enfermedades generando un aumento del uso de agroquímicos.</text:p>
        </text:list-item>
        <text:list-item>
          <text:p text:style-name="P3">Alimentos con más sabor: El gusto y sabor de frutas, hortalizas y otros alimentos orgánicos en general suele ser intenso y mejor que los productos que provienen de una agricultura tradicional, incluyendo los transgénicos.</text:p>
          <text:p text:style-name="P3"/>
        </text:list-item>
        <text:list-item>
          <text:p text:style-name="P3">No poseen químicos, pesticidas, fertilizantes o aditivos sintéticos.</text:p>
        </text:list-item>
        <text:list-item>
          <text:p text:style-name="P3">Su sabor, color y aroma son de una calidad superior.</text:p>
        </text:list-item>
        <text:list-item>
          <text:p text:style-name="P3">Poseen más cantidad de vitaminas, minerales y antioxidantes que los productos alimenticios convencionales.</text:p>
        </text:list-item>
        <text:list-item>
          <text:p text:style-name="P3">Protegen la salud del agricultor, su entorno y el consumidor.</text:p>
        </text:list-item>
        <text:list-item>
          <text:p text:style-name="P3">Son productos certificados y avalados por organismos internacionales brindando una seguridad de consumo y satisfacción del cliente final.</text:p>
        </text:list-item>
        <text:list-item>
          <text:p text:style-name="P3">Colaboración con la prevención del calentamiento global.</text:p>
        </text:list-item>
        <text:list-item>
          <text:p text:style-name="P3">Lo orgánico es sinónimo de Biodiversidad </text:p>
          <text:p text:style-name="P3"/>
        </text:list-item>
        <text:list-item>
          <text:p text:style-name="P3">El consumo de productos orgánicos, según estudios científicos, colabora en desarrollar y potenciar el sistema inmunológico, el cual ayuda a prevenir enfermedades cardiovasculares o incluso el cáncer</text:p>
        </text:list-item>
        <text:list-item>
          <text:p text:style-name="P4">Los animales criados de manera orgánica, en un ambiente óptimo; tienen un mayor espacio para desenvolverse al aire libre, generando animales más sanos</text:p>
        </text:list-item>
        <text:list-item>
          <text:p text:style-name="P4">Los animales criados de manera orgánica <text:span text:style-name="T2">se desarrollan</text:span> sin contenidos de antibióticos, hormonas de crecimiento u otros productos. </text:p>
        </text:list-item>
        <text:list-item>
          <text:p text:style-name="P4"><text:soft-page-break/><text:span text:style-name="T3">L</text:span>os niveles de determinados nutrientes, incluyendo e Omega-3; aumentaba en al menos un 50% en los productos orgánicos en comparación con los productos convencionales o tradicionales.</text:p>
        </text:list-item>
        <text:list-item>
          <text:p text:style-name="P4">Los animales bajo producción orgánica son alimentados con una dieta equilibrada, ecológica y con acceso al exterior</text:p>
        </text:list-item>
        <text:list-item>
          <text:p text:style-name="P5"><text:span text:style-name="T3">Según </text:span>British Journal of Nutrition, los alimentos orgánicos pueden ser hasta un 70 por ciento más ricos en antioxidantes que los no orgánicos.</text:p>
        </text:list-item>
        <text:list-item>
          <text:p text:style-name="P5"><text:s/>los productos orgánicos no pueden ser modificados genéticamente. La modificación genética de los alimentos mediante procesos industriales y artificiales puede causar graves perjuicios al medioambiente, afectando además la salud de las personas.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1:44:55.614883010</meta:creation-date>
    <dc:date>2020-08-21T19:29:11.174326740</dc:date>
    <meta:editing-duration>PT6H39M46S</meta:editing-duration>
    <meta:editing-cycles>1</meta:editing-cycles>
    <meta:document-statistic meta:table-count="0" meta:image-count="0" meta:object-count="0" meta:page-count="2" meta:paragraph-count="28" meta:word-count="624" meta:character-count="4176" meta:non-whitespace-character-count="3602"/>
    <meta:generator>LibreOffice/6.4.4.2$Linux_X86_64 LibreOffice_project/40$Build-2</meta:generator>
  </office:meta>
</office:document-meta>
</file>